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3.4661in"/>
    </style:style>
    <style:style style:name="co4" style:family="table-column">
      <style:table-column-properties fo:break-before="auto" style:column-width="10.5528in"/>
    </style:style>
    <style:style style:name="co5" style:family="table-column">
      <style:table-column-properties fo:break-before="auto" style:column-width="5.0425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2.0835in"/>
    </style:style>
    <style:style style:name="co8" style:family="table-column">
      <style:table-column-properties fo:break-before="auto" style:column-width="2.9835in"/>
    </style:style>
    <style:style style:name="co9" style:family="table-column">
      <style:table-column-properties fo:break-before="auto" style:column-width="14.4665in"/>
    </style:style>
    <style:style style:name="co10" style:family="table-column">
      <style:table-column-properties fo:break-before="auto" style:column-width="4.4953in"/>
    </style:style>
    <style:style style:name="co11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dynamic_mri_knee_kinematic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name="Control 1" draw:style-name="gr1" draw:text-style-name="P1" svg:width="0.4945in" svg:height="0.1465in" svg:x="0.2579in" svg:y="0.1882in" draw:control="control1"/>
          <draw:control draw:z-index="1" draw:name="Control 1" draw:style-name="gr1" draw:text-style-name="P1" svg:width="0.4945in" svg:height="0.1465in" svg:x="0.2579in" svg:y="0.3657in" draw:control="control2"/>
          <draw:control draw:z-index="2" draw:name="Control 1" draw:style-name="gr1" draw:text-style-name="P1" svg:width="0.4945in" svg:height="0.1465in" svg:x="0.2579in" svg:y="0.5437in" draw:control="control3"/>
          <draw:control draw:z-index="3" draw:name="Control 1" draw:style-name="gr1" draw:text-style-name="P1" svg:width="0.4945in" svg:height="0.1465in" svg:x="0.2579in" svg:y="0.7213in" draw:control="control4"/>
          <draw:control draw:z-index="4" draw:name="Control 1" draw:style-name="gr1" draw:text-style-name="P1" svg:width="0.4945in" svg:height="0.1465in" svg:x="0.2579in" svg:y="0.8992in" draw:control="control5"/>
          <draw:control draw:z-index="5" draw:name="Control 1" draw:style-name="gr1" draw:text-style-name="P1" svg:width="0.4945in" svg:height="0.1465in" svg:x="0.2579in" svg:y="1.0768in" draw:control="control6"/>
          <draw:control draw:z-index="6" draw:name="Control 1" draw:style-name="gr1" draw:text-style-name="P1" svg:width="0.4945in" svg:height="0.1465in" svg:x="0.2579in" svg:y="1.2547in" draw:control="control7"/>
          <draw:control draw:z-index="7" draw:name="Control 1" draw:style-name="gr1" draw:text-style-name="P1" svg:width="0.4945in" svg:height="0.1465in" svg:x="0.2579in" svg:y="1.4323in" draw:control="control8"/>
          <draw:control draw:z-index="8" draw:name="Control 1" draw:style-name="gr1" draw:text-style-name="P1" svg:width="0.4945in" svg:height="0.1465in" svg:x="0.2579in" svg:y="1.6102in" draw:control="control9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it/year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Van Oevelen, M Peiffer, A Chevalier, J Victor…</text:p>
          </table:table-cell>
          <table:table-cell office:value-type="string" calcext:value-type="string">
            <text:p>The relation between meniscal dynamics and tibiofemoral kinematics</text:p>
          </table:table-cell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nature.com</text:p>
          </table:table-cell>
          <table:table-cell office:value-type="string" calcext:value-type="string">
            <text:p><text:s/>Scientific Reports</text:p>
          </table:table-cell>
          <table:table-cell office:value-type="string" calcext:value-type="string">
            <text:p>https://www.nature.com/articles/s41598-024-59265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onconi, F De Carli, M Berni, N Sancisi…</text:p>
          </table:table-cell>
          <table:table-cell office:value-type="string" calcext:value-type="string">
            <text:p>In-Vivo Quantification of Knee Deep-Flexion in Physiological Loading Condition trough Dynamic MRI</text:p>
          </table:table-cell>
          <table:table-cell office:value-type="float" office:value="4" calcext:value-type="float">
            <text:p>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mdpi.com</text:p>
          </table:table-cell>
          <table:table-cell office:value-type="string" calcext:value-type="string">
            <text:p><text:s/>Applied Sciences</text:p>
          </table:table-cell>
          <table:table-cell office:value-type="string" calcext:value-type="string">
            <text:p>https://www.mdpi.com/2076-3417/13/1/6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G Oliveira</text:p>
          </table:table-cell>
          <table:table-cell office:value-type="string" calcext:value-type="string">
            <text:p>… biomechanics during motion and loading using a specialized MRI-safe device: A kinematic and EMG focused analysis to validate CINE-MRI techniques for the knee …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repositorio.ul.pt</text:p>
          </table:table-cell>
          <table:table-cell/>
          <table:table-cell office:value-type="string" calcext:value-type="string">
            <text:p>https://repositorio.ul.pt/handle/10451/644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iegel, P Maier, E Taghizadeh, A Fuchs…</text:p>
          </table:table-cell>
          <table:table-cell office:value-type="string" calcext:value-type="string">
            <text:p>Change in Descriptive Kinematic Parameters of Patients with Patellofemoral Instability When Compared to Individuals with Healthy Knees—A 3D MRI In Vivo …</text:p>
          </table:table-cell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mdpi.com</text:p>
          </table:table-cell>
          <table:table-cell office:value-type="string" calcext:value-type="string">
            <text:p><text:s/>Journal of Clinical …</text:p>
          </table:table-cell>
          <table:table-cell office:value-type="string" calcext:value-type="string">
            <text:p>https://www.mdpi.com/2077-0383/12/5/19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unning, SAW van de Groes, CF Buckens, M Prokop…</text:p>
          </table:table-cell>
          <table:table-cell office:value-type="string" calcext:value-type="string">
            <text:p>Fully automatic extraction of knee kinematics from dynamic CT imaging</text:p>
          </table:table-cell>
          <table:table-cell office:value-type="string" calcext:value-type="string">
            <text:p><text:s/>normative tibiofemoral and patellofemoral kinematics of 100 healthy volunteers</text:p>
          </table:table-cell>
          <table:table-cell office:value-type="float" office:value="7" calcext:value-type="float">
            <text:p>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The Knee</text:p>
          </table:table-cell>
          <table:table-cell office:value-type="string" calcext:value-type="string">
            <text:p>https://www.sciencedirect.com/science/article/pii/S0968016022002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ishida, C Xu, T Gale, W Anderst…</text:p>
          </table:table-cell>
          <table:table-cell office:value-type="string" calcext:value-type="string">
            <text:p>Symmetry and sex differences in knee kinematics and ACL elongation in healthy collegiate athletes during high‐impact activities revealed through dynamic biplane …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 Orthopaedic …</text:p>
          </table:table-cell>
          <table:table-cell office:value-type="string" calcext:value-type="string">
            <text:p>https://onlinelibrary.wiley.com/doi/abs/10.1002/jor.2516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<text:s/>Petersen, S Rytter, D Koppens, J Dalsgaard…</text:p>
          </table:table-cell>
          <table:table-cell office:value-type="string" calcext:value-type="string">
            <text:p>Patients with knee osteoarthritis can be divided into subgroups based on tibiofemoral joint kinematics of gait–an exploratory and dynamic radiostereometric …</text:p>
          </table:table-cell>
          <table:table-cell office:value-type="float" office:value="19" calcext:value-type="float">
            <text:p>1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 …</text:p>
          </table:table-cell>
          <table:table-cell office:value-type="string" calcext:value-type="string">
            <text:p>https://www.sciencedirect.com/science/article/pii/S10634584210094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unning, SAW van de Groes, N Verdonschot…</text:p>
          </table:table-cell>
          <table:table-cell office:value-type="string" calcext:value-type="string">
            <text:p>The sensitivity of an anatomical coordinate system to anatomical variation and its effect on the description of knee kinematics as obtained from dynamic CT …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Medical Engineering &amp; …</text:p>
          </table:table-cell>
          <table:table-cell office:value-type="string" calcext:value-type="string">
            <text:p>https://www.sciencedirect.com/science/article/pii/S13504533220003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uzzatti, B Keelson, J Vanlauwe, N Buls…</text:p>
          </table:table-cell>
          <table:table-cell office:value-type="string" calcext:value-type="string">
            <text:p>Evaluating lower limb kinematics and pathology with dynamic CT: a narrative review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boneandjoint.org.uk</text:p>
          </table:table-cell>
          <table:table-cell office:value-type="string" calcext:value-type="string">
            <text:p><text:s/>The Bone &amp; Joint …</text:p>
          </table:table-cell>
          <table:table-cell office:value-type="string" calcext:value-type="string">
            <text:p>https://boneandjoint.org.uk/article/10.1302/0301-620X.103B5.BJJ-2020-1064.R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ashman, P Zandiyeh, JJ Irrgang, V Musahl…</text:p>
          </table:table-cell>
          <table:table-cell office:value-type="string" calcext:value-type="string">
            <text:p>Anatomic single-and double-bundle ACL reconstruction both restore dynamic knee function: a randomized clinical trial—part II: knee kinematics</text:p>
          </table:table-cell>
          <table:table-cell office:value-type="float" office:value="29" calcext:value-type="float">
            <text:p>2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21-06479-x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Yamamoto, H Taneichi, Y Seo…</text:p>
          </table:table-cell>
          <table:table-cell office:value-type="string" calcext:value-type="string">
            <text:p>MRI-based kinematics of the menisci through full knee range of motion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journals.sagepub.com/doi/abs/10.1177/2309499021101734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s/>Lansdown, CB Ma</text:p>
          </table:table-cell>
          <table:table-cell office:value-type="string" calcext:value-type="string">
            <text:p>Clinical utility of advanced imaging of the knee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 Orthopaedic Research®</text:p>
          </table:table-cell>
          <table:table-cell office:value-type="string" calcext:value-type="string">
            <text:p>https://onlinelibrary.wiley.com/doi/abs/10.1002/jor.244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coni, N Sancisi…</text:p>
          </table:table-cell>
          <table:table-cell office:value-type="string" calcext:value-type="string">
            <text:p>Prediction of individual knee kinematics from an MRI representation of the articular surfaces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ieeexplore.ieee.org</text:p>
          </table:table-cell>
          <table:table-cell office:value-type="string" calcext:value-type="string">
            <text:p><text:s/>IEEE Transactions on …</text:p>
          </table:table-cell>
          <table:table-cell office:value-type="string" calcext:value-type="string">
            <text:p>https://ieeexplore.ieee.org/abstract/document/9172123/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Nardini, C Belvedere, N Sancisi, M Conconi…</text:p>
          </table:table-cell>
          <table:table-cell office:value-type="string" calcext:value-type="string">
            <text:p>An anatomical-based subject-specific model of in-vivo knee joint 3D kinematics from medical imaging</text:p>
          </table:table-cell>
          <table:table-cell office:value-type="float" office:value="33" calcext:value-type="float">
            <text:p>3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mdpi.com</text:p>
          </table:table-cell>
          <table:table-cell office:value-type="string" calcext:value-type="string">
            <text:p><text:s/>Applied Sciences</text:p>
          </table:table-cell>
          <table:table-cell office:value-type="string" calcext:value-type="string">
            <text:p>https://www.mdpi.com/2076-3417/10/6/21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Garetier, B Borotikar, K Makki, S Brochard…</text:p>
          </table:table-cell>
          <table:table-cell office:value-type="string" calcext:value-type="string">
            <text:p>Dynamic MRI for articulating joint evaluation on 1.5 T and 3.0 T scanners: setup, protocols, and real-time sequences</text:p>
          </table:table-cell>
          <table:table-cell office:value-type="float" office:value="28" calcext:value-type="float">
            <text:p>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Insights into …</text:p>
          </table:table-cell>
          <table:table-cell office:value-type="string" calcext:value-type="string">
            <text:p>https://link.springer.com/article/10.1186/s13244-020-00868-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kki, B Borotikar, M Garetier, S Brochard…</text:p>
          </table:table-cell>
          <table:table-cell office:value-type="string" calcext:value-type="string">
            <text:p>In vivo ankle joint kinematics from dynamic magnetic resonance imaging using a registration-based framework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www.sciencedirect.com/science/article/pii/S00219290193013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Barzan, L Modenese, CP Carty, S Maine…</text:p>
          </table:table-cell>
          <table:table-cell office:value-type="string" calcext:value-type="string">
            <text:p>Development and validation of subject-specific pediatric multibody knee kinematic models with ligamentous constraints</text:p>
          </table:table-cell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www.sciencedirect.com/science/article/pii/S00219290193044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<text:s/>Smale, M Conconi, N Sancisi, M Krogsgaard…</text:p>
          </table:table-cell>
          <table:table-cell office:value-type="string" calcext:value-type="string">
            <text:p>Effect of implementing magnetic resonance imaging for patient-specific OpenSim models on lower-body kinematics and knee ligament lengths</text:p>
          </table:table-cell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www.sciencedirect.com/science/article/pii/S00219290183085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<text:s/>Nielsen, K Stent</text:p>
          </table:table-cell>
          <table:table-cell office:value-type="string" calcext:value-type="string">
            <text:p>Influence of the anterolateral ligament on knee laxity: a biomechanical cadaveric study measuring knee kinematics in 6 degrees of freedom using dynamic …</text:p>
          </table:table-cell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journal of sports …</text:p>
          </table:table-cell>
          <table:table-cell office:value-type="string" calcext:value-type="string">
            <text:p>https://journals.sagepub.com/doi/abs/10.1177/232596711878969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<text:s/>Scarvell, CR Galvin, DM Perriman, JT Lynch…</text:p>
          </table:table-cell>
          <table:table-cell office:value-type="string" calcext:value-type="string">
            <text:p>Kinematics of knees with osteoarthritis show reduced lateral femoral roll-back and maintain an adducted position. A systematic review of research using …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www.sciencedirect.com/science/article/pii/S002192901830355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Guenoun, J Vaccaro, T Le Corroller…</text:p>
          </table:table-cell>
          <table:table-cell office:value-type="string" calcext:value-type="string">
            <text:p>A dynamic study of the anterior cruciate ligament of the knee using an open MRI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Surgical and Radiologic …</text:p>
          </table:table-cell>
          <table:table-cell office:value-type="string" calcext:value-type="string">
            <text:p>https://link.springer.com/article/10.1007/s00276-016-1730-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azzoli, J Schoormans, M Froeling…</text:p>
          </table:table-cell>
          <table:table-cell office:value-type="string" calcext:value-type="string">
            <text:p>Accelerated 4D self‐gated MRI of tibiofemoral kinematics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NMR in …</text:p>
          </table:table-cell>
          <table:table-cell office:value-type="string" calcext:value-type="string">
            <text:p>https://analyticalsciencejournals.onlinelibrary.wiley.com/doi/abs/10.1002/nbm.37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<text:s/>Chang, JS Chmiel, O Almagor, A Guermazi…</text:p>
          </table:table-cell>
          <table:table-cell office:value-type="string" calcext:value-type="string">
            <text:p>Association of baseline knee sagittal dynamic joint stiffness during gait and 2-year patellofemoral cartilage damage worsening in knee osteoarthritis</text:p>
          </table:table-cell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 …</text:p>
          </table:table-cell>
          <table:table-cell office:value-type="string" calcext:value-type="string">
            <text:p>https://www.sciencedirect.com/science/article/pii/S10634584163031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nsdown, V Pedoia, M Zaid, K Amano…</text:p>
          </table:table-cell>
          <table:table-cell office:value-type="string" calcext:value-type="string">
            <text:p>Variations in knee kinematics after ACL injury and after reconstruction are correlated with bone shape differences</text:p>
          </table:table-cell>
          <table:table-cell office:value-type="float" office:value="44" calcext:value-type="float">
            <text:p>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… and Related Research®</text:p>
          </table:table-cell>
          <table:table-cell office:value-type="string" calcext:value-type="string">
            <text:p>https://link.springer.com/article/10.1007/s11999-017-5368-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orotikar, M Lempereur, M Lelievre, V Burdin…</text:p>
          </table:table-cell>
          <table:table-cell office:value-type="string" calcext:value-type="string">
            <text:p>Dynamic MRI to quantify musculoskeletal motion: A systematic review of concurrent validity and reliability, and perspectives for evaluation of musculoskeletal …</text:p>
          </table:table-cell>
          <table:table-cell office:value-type="float" office:value="44" calcext:value-type="float">
            <text:p>4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journals.plos.org</text:p>
          </table:table-cell>
          <table:table-cell office:value-type="string" calcext:value-type="string">
            <text:p><text:s/>PLoS …</text:p>
          </table:table-cell>
          <table:table-cell office:value-type="string" calcext:value-type="string">
            <text:p>https://journals.plos.org/plosone/article?id=10.1371/journal.pone.018958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ug, DL Weber, D Haddad, P Böhm…</text:p>
          </table:table-cell>
          <table:table-cell office:value-type="string" calcext:value-type="string">
            <text:p>Dynamic MRI assessment of normal knee kinematics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researchgate.net</text:p>
          </table:table-cell>
          <table:table-cell office:value-type="string" calcext:value-type="string">
            <text:p><text:s/>J. Clin. Exp …</text:p>
          </table:table-cell>
          <table:table-cell office:value-type="string" calcext:value-type="string">
            <text:p>https://www.researchgate.net/profile/Maximilian-Rudert/publication/322066270_Dynamic_MRI_Assessment_of_Normal_Knee_Kinematics/links/5c57153f92851c22a3a66214/Dynamic-MRI-Assessment-of-Normal-Knee-Kinematics.pdf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Kaiser, MF Vignos, R Kijowski…</text:p>
          </table:table-cell>
          <table:table-cell office:value-type="string" calcext:value-type="string">
            <text:p>Effect of loading on in vivo tibiofemoral and patellofemoral kinematics of healthy and ACL-reconstructed knees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American journal of …</text:p>
          </table:table-cell>
          <table:table-cell office:value-type="string" calcext:value-type="string">
            <text:p>https://journals.sagepub.com/doi/abs/10.1177/03635465177244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mano, Q Li, CB Ma</text:p>
          </table:table-cell>
          <table:table-cell office:value-type="string" calcext:value-type="string">
            <text:p>Functional knee assessment with advanced imaging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Current Reviews in Musculoskeletal Medicine</text:p>
          </table:table-cell>
          <table:table-cell office:value-type="string" calcext:value-type="string">
            <text:p>https://link.springer.com/article/10.1007/s12178-016-9340-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Pianigiani, L Labey, W Pascale…</text:p>
          </table:table-cell>
          <table:table-cell office:value-type="string" calcext:value-type="string">
            <text:p>Knee kinetics and kinematics: What are the effects of TKA malconfigurations?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15-3514-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Feng, TY Tsai, JS Li, HE Rubash, G Li…</text:p>
          </table:table-cell>
          <table:table-cell office:value-type="string" calcext:value-type="string">
            <text:p>In-vivo analysis of flexion axes of the knee: Femoral condylar motion during dynamic knee flexion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Clinical Biomechanics</text:p>
          </table:table-cell>
          <table:table-cell office:value-type="string" calcext:value-type="string">
            <text:p>https://www.sciencedirect.com/science/article/pii/S026800331500330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<text:s/>Tanaka, JJ Elias, AA Williams…</text:p>
          </table:table-cell>
          <table:table-cell office:value-type="string" calcext:value-type="string">
            <text:p>Characterization of patellar maltracking using dynamic kinematic CT imaging in patients with patellar instability</text:p>
          </table:table-cell>
          <table:table-cell office:value-type="float" office:value="78" calcext:value-type="float">
            <text:p>7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Knee Surgery …</text:p>
          </table:table-cell>
          <table:table-cell office:value-type="string" calcext:value-type="string">
            <text:p>https://onlinelibrary.wiley.com/doi/abs/10.1007/s00167-016-4216-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<text:s/>Culvenor, L Perraton, A Guermazi, AL Bryant…</text:p>
          </table:table-cell>
          <table:table-cell office:value-type="string" calcext:value-type="string">
            <text:p>Knee kinematics and kinetics are associated with early patellofemoral osteoarthritis following anterior cruciate ligament reconstruction</text:p>
          </table:table-cell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 …</text:p>
          </table:table-cell>
          <table:table-cell office:value-type="string" calcext:value-type="string">
            <text:p>https://www.sciencedirect.com/science/article/pii/S106345841630089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aiser, A Monawer, R Chaudhary…</text:p>
          </table:table-cell>
          <table:table-cell office:value-type="string" calcext:value-type="string">
            <text:p>Accuracy of model-based tracking of knee kinematics and cartilage contact measured by dynamic volumetric MRI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Medical engineering &amp; …</text:p>
          </table:table-cell>
          <table:table-cell office:value-type="string" calcext:value-type="string">
            <text:p>https://www.sciencedirect.com/science/article/pii/S13504533163013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l Hares, J Eschweiler…</text:p>
          </table:table-cell>
          <table:table-cell office:value-type="string" calcext:value-type="string">
            <text:p>Combined magnetic resonance imaging approach for the assessment of in vivo knee joint kinematics under full weight-bearing conditions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Proceedings of the …</text:p>
          </table:table-cell>
          <table:table-cell office:value-type="string" calcext:value-type="string">
            <text:p>https://journals.sagepub.com/doi/abs/10.1177/09544119155858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Lansdown, M Zaid, V Pedoia…</text:p>
          </table:table-cell>
          <table:table-cell office:value-type="string" calcext:value-type="string">
            <text:p>Reproducibility measurements of three methods for calculating in vivo MR‐based knee kinematics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… Resonance Imaging</text:p>
          </table:table-cell>
          <table:table-cell office:value-type="string" calcext:value-type="string">
            <text:p>https://onlinelibrary.wiley.com/doi/abs/10.1002/jmri.247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<text:s/>Kim, CE Spritzer, GM Utturkar…</text:p>
          </table:table-cell>
          <table:table-cell office:value-type="string" calcext:value-type="string">
            <text:p>Knee kinematics during noncontact anterior cruciate ligament injury as determined from bone bruise location</text:p>
          </table:table-cell>
          <table:table-cell office:value-type="float" office:value="107" calcext:value-type="float">
            <text:p>10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American journal of …</text:p>
          </table:table-cell>
          <table:table-cell office:value-type="string" calcext:value-type="string">
            <text:p>https://journals.sagepub.com/doi/abs/10.1177/03635465155944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ierrart, MM Lefèvre‐Colau, W Skalli…</text:p>
          </table:table-cell>
          <table:table-cell office:value-type="string" calcext:value-type="string">
            <text:p>New dynamic three‐dimensional MRI technique for shoulder kinematic analysis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… Resonance Imaging</text:p>
          </table:table-cell>
          <table:table-cell office:value-type="string" calcext:value-type="string">
            <text:p>https://onlinelibrary.wiley.com/doi/abs/10.1002/jmri.242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<text:s/>Chen, K Yang, QR Dong, Y Wang</text:p>
          </table:table-cell>
          <table:table-cell office:value-type="string" calcext:value-type="string">
            <text:p>Assessment of tibial rotation and meniscal movement using kinematic magnetic resonance imaging</text:p>
          </table:table-cell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Journal of Orthopaedic Surgery …</text:p>
          </table:table-cell>
          <table:table-cell office:value-type="string" calcext:value-type="string">
            <text:p>https://link.springer.com/article/10.1186/s13018-014-0065-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ytyqi, B Shabani, S Lustig, L Cheze…</text:p>
          </table:table-cell>
          <table:table-cell office:value-type="string" calcext:value-type="string">
            <text:p>Gait knee kinematic alterations in medial osteoarthritis: three dimensional assessment</text:p>
          </table:table-cell>
          <table:table-cell office:value-type="float" office:value="134" calcext:value-type="float">
            <text:p>1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International …</text:p>
          </table:table-cell>
          <table:table-cell office:value-type="string" calcext:value-type="string">
            <text:p>https://link.springer.com/article/10.1007/s00264-014-2312-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egalado, H Lintula, M Eskelinen, H Kokki…</text:p>
          </table:table-cell>
          <table:table-cell office:value-type="string" calcext:value-type="string">
            <text:p>Dynamic KINE-MRI in patellofemoral instability in adolescents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13-2679-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<text:s/>Lin, S Zhang, J Frahm, TW Lu, CY Hsu…</text:p>
          </table:table-cell>
          <table:table-cell office:value-type="string" calcext:value-type="string">
            <text:p>A slice‐to‐volume registration method based on real‐time magnetic resonance imaging for measuring three‐dimensional kinematics of the knee</text:p>
          </table:table-cell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Medical …</text:p>
          </table:table-cell>
          <table:table-cell office:value-type="string" calcext:value-type="string">
            <text:p>https://aapm.onlinelibrary.wiley.com/doi/abs/10.1118/1.482036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Qi, A Hosseini, TY Tsai, JS Li, HE Rubash…</text:p>
          </table:table-cell>
          <table:table-cell office:value-type="string" calcext:value-type="string">
            <text:p>In vivo kinematics of the knee during weight bearing high flexion</text:p>
          </table:table-cell>
          <table:table-cell office:value-type="float" office:value="88" calcext:value-type="float">
            <text:p>8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1300130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Saevarsson, CI Romeo, C Anglin</text:p>
          </table:table-cell>
          <table:table-cell office:value-type="string" calcext:value-type="string">
            <text:p>Are static and dynamic kinematics comparable after total knee arthroplasty?</text:p>
          </table:table-cell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130000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Hamai, NJ Dunbar, T Mor</text:p>
          </table:table-cell>
          <table:table-cell office:value-type="string" calcext:value-type="string">
            <text:p>Physiological sagittal plane patellar kinematics during dynamic deep knee flexion</text:p>
          </table:table-cell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International …</text:p>
          </table:table-cell>
          <table:table-cell office:value-type="string" calcext:value-type="string">
            <text:p>https://link.springer.com/article/10.1007/s00264-013-1958-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Borotikar, FT Sheehan</text:p>
          </table:table-cell>
          <table:table-cell office:value-type="string" calcext:value-type="string">
            <text:p>In vivo patellofemoral contact mechanics during active extension using a novel dynamic MRI-based methodology</text:p>
          </table:table-cell>
          <table:table-cell office:value-type="float" office:value="54" calcext:value-type="float">
            <text:p>5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 cartilage</text:p>
          </table:table-cell>
          <table:table-cell office:value-type="string" calcext:value-type="string">
            <text:p>https://www.sciencedirect.com/science/article/pii/S10634584130094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Westphal, A Schmitz, SB Reeder, DG Thelen</text:p>
          </table:table-cell>
          <table:table-cell office:value-type="string" calcext:value-type="string">
            <text:p>Load-dependent variations in knee kinematics measured with dynamic MRI</text:p>
          </table:table-cell>
          <table:table-cell office:value-type="float" office:value="55" calcext:value-type="float">
            <text:p>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1300260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Freedman, FT Sheehan</text:p>
          </table:table-cell>
          <table:table-cell office:value-type="string" calcext:value-type="string">
            <text:p>Predicting three‐dimensional patellofemoral kinematics from static imaging‐based alignment measures</text:p>
          </table:table-cell>
          <table:table-cell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 Orthopaedic Research</text:p>
          </table:table-cell>
          <table:table-cell office:value-type="string" calcext:value-type="string">
            <text:p>https://onlinelibrary.wiley.com/doi/abs/10.1002/jor.2224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d'Entremont…</text:p>
          </table:table-cell>
          <table:table-cell office:value-type="string" calcext:value-type="string">
            <text:p>Do dynamic‐based MR knee kinematics methods produce the same results as static methods?</text:p>
          </table:table-cell>
          <table:table-cell office:value-type="float" office:value="59" calcext:value-type="float">
            <text:p>5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Magnetic resonance …</text:p>
          </table:table-cell>
          <table:table-cell office:value-type="string" calcext:value-type="string">
            <text:p>https://onlinelibrary.wiley.com/doi/abs/10.1002/mrm.244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Hamai, TA Mor</text:p>
          </table:table-cell>
          <table:table-cell office:value-type="string" calcext:value-type="string">
            <text:p>In Vivo Healthy Knee Kinematics during Dynamic Full Flexion</text:p>
          </table:table-cell>
          <table:table-cell office:value-type="float" office:value="69" calcext:value-type="float">
            <text:p>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BioMed research …</text:p>
          </table:table-cell>
          <table:table-cell office:value-type="string" calcext:value-type="string">
            <text:p>https://onlinelibrary.wiley.com/doi/abs/10.1155/2013/71754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aiser, R Bradford, K Johnson…</text:p>
          </table:table-cell>
          <table:table-cell office:value-type="string" calcext:value-type="string">
            <text:p>Measurement of tibiofemoral kinematics using highly accelerated 3D radial sampling</text:p>
          </table:table-cell>
          <table:table-cell office:value-type="float" office:value="37" calcext:value-type="float">
            <text:p>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Magnetic resonance …</text:p>
          </table:table-cell>
          <table:table-cell office:value-type="string" calcext:value-type="string">
            <text:p>https://onlinelibrary.wiley.com/doi/abs/10.1002/mrm.243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Haughom, W Schairer, RB Souza, D Carpenter…</text:p>
          </table:table-cell>
          <table:table-cell office:value-type="string" calcext:value-type="string">
            <text:p>Abnormal tibiofemoral kinematics following ACL reconstruction are associated with early cartilage matrix degeneration measured by MRI T1rho</text:p>
          </table:table-cell>
          <table:table-cell office:value-type="float" office:value="97" calcext:value-type="float">
            <text:p>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The Knee</text:p>
          </table:table-cell>
          <table:table-cell office:value-type="string" calcext:value-type="string">
            <text:p>https://www.sciencedirect.com/science/article/pii/S096801601100120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hldén, Y Hoshino, K Samuelsson, P Araujo…</text:p>
          </table:table-cell>
          <table:table-cell office:value-type="string" calcext:value-type="string">
            <text:p>Dynamic knee laxity measurement devices</text:p>
          </table:table-cell>
          <table:table-cell office:value-type="float" office:value="58" calcext:value-type="float">
            <text:p>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11-1848-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<text:s/>Borotikar, WH Sipprell III, EE Wible…</text:p>
          </table:table-cell>
          <table:table-cell office:value-type="string" calcext:value-type="string">
            <text:p>A methodology to accurately quantify patellofemoral cartilage contact kinematics by combining 3D image shape registration and cine-PC MRI velocity data</text:p>
          </table:table-cell>
          <table:table-cell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www.sciencedirect.com/science/article/pii/S002192901200024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<text:s/>Shapiro, GE Gold</text:p>
          </table:table-cell>
          <table:table-cell office:value-type="string" calcext:value-type="string">
            <text:p>MRI of weight bearing and movement</text:p>
          </table:table-cell>
          <table:table-cell office:value-type="float" office:value="43" calcext:value-type="float">
            <text:p>4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steoarthritis and Cartilage</text:p>
          </table:table-cell>
          <table:table-cell office:value-type="string" calcext:value-type="string">
            <text:p>https://www.sciencedirect.com/science/article/pii/S106345841100308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<text:s/>Nicholson, AG Sutherland, FW Smith, T Kawasaki</text:p>
          </table:table-cell>
          <table:table-cell office:value-type="string" calcext:value-type="string">
            <text:p>Upright MRI in kinematic assessment of the ACL-deficient knee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The knee</text:p>
          </table:table-cell>
          <table:table-cell office:value-type="string" calcext:value-type="string">
            <text:p>https://www.sciencedirect.com/science/article/pii/S09680160100021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<text:s/>Haughom, R Souza, WW Schairer, X Li…</text:p>
          </table:table-cell>
          <table:table-cell office:value-type="string" calcext:value-type="string">
            <text:p>Evaluating rotational kinematics of the knee in ACL-ruptured and healthy patients using 3.0 Tesla magnetic resonance imaging</text:p>
          </table:table-cell>
          <table:table-cell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Knee Surgery <text:s/>Sports …</text:p>
          </table:table-cell>
          <table:table-cell office:value-type="string" calcext:value-type="string">
            <text:p>https://link.springer.com/article/10.1007/s00167-011-1809-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<text:s/>Nicholson, AG Sutherland…</text:p>
          </table:table-cell>
          <table:table-cell office:value-type="string" calcext:value-type="string">
            <text:p>Single bundle anterior cruciate reconstruction does not restore normal knee kinematics at six months: an upright MRI study</text:p>
          </table:table-cell>
          <table:table-cell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boneandjoint.org.uk</text:p>
          </table:table-cell>
          <table:table-cell office:value-type="string" calcext:value-type="string">
            <text:p><text:s/>The Journal of Bone &amp; …</text:p>
          </table:table-cell>
          <table:table-cell office:value-type="string" calcext:value-type="string">
            <text:p>https://boneandjoint.org.uk/article/10.1302/0301-620X.93B10.2648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u, T Mor</text:p>
          </table:table-cell>
          <table:table-cell office:value-type="string" calcext:value-type="string">
            <text:p>Comparison of static and dynamic knee kinematics during squatting</text:p>
          </table:table-cell>
          <table:table-cell office:value-type="float" office:value="47" calcext:value-type="float">
            <text:p>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Clinical …</text:p>
          </table:table-cell>
          <table:table-cell office:value-type="string" calcext:value-type="string">
            <text:p>https://www.sciencedirect.com/science/article/pii/S02680033100022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cheys, K Desloovere, A Spaepen, P Suetens…</text:p>
          </table:table-cell>
          <table:table-cell office:value-type="string" calcext:value-type="string">
            <text:p>Calculating gait kinematics using MR-based kinematic models</text:p>
          </table:table-cell>
          <table:table-cell office:value-type="float" office:value="80" calcext:value-type="float">
            <text:p>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Gait &amp; posture</text:p>
          </table:table-cell>
          <table:table-cell office:value-type="string" calcext:value-type="string">
            <text:p>https://www.sciencedirect.com/science/article/pii/S09666362100039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oo, JH Rylander, TP Andriacchi</text:p>
          </table:table-cell>
          <table:table-cell office:value-type="string" calcext:value-type="string">
            <text:p>Knee joint kinematics during walking influences the spatial cartilage thickness distribution in the knee</text:p>
          </table:table-cell>
          <table:table-cell office:value-type="float" office:value="141" calcext:value-type="float">
            <text:p>14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100064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Lee, J Guo</text:p>
          </table:table-cell>
          <table:table-cell office:value-type="string" calcext:value-type="string">
            <text:p>Kinematic and dynamic analysis of an anatomically based knee joint</text:p>
          </table:table-cell>
          <table:table-cell office:value-type="float" office:value="109" calcext:value-type="float">
            <text:p>1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100003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<text:s/>Souza, CE Draper, M Fredericson…</text:p>
          </table:table-cell>
          <table:table-cell office:value-type="string" calcext:value-type="string">
            <text:p>Femur rotation and patellofemoral joint kinematics: a weight-bearing magnetic resonance imaging analysis</text:p>
          </table:table-cell>
          <table:table-cell office:value-type="float" office:value="368" calcext:value-type="float">
            <text:p>3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jospt.org</text:p>
          </table:table-cell>
          <table:table-cell office:value-type="string" calcext:value-type="string">
            <text:p><text:s/>journal of orthopaedic &amp; …</text:p>
          </table:table-cell>
          <table:table-cell office:value-type="string" calcext:value-type="string">
            <text:p>https://www.jospt.org/doi/abs/10.2519/jospt.2010.32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Dragoo, C Phillips, JD Schmidt, SF Scanlan…</text:p>
          </table:table-cell>
          <table:table-cell office:value-type="string" calcext:value-type="string">
            <text:p>Mechanics of the anterior interval of the knee using open dynamic MRI</text:p>
          </table:table-cell>
          <table:table-cell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Clinical …</text:p>
          </table:table-cell>
          <table:table-cell office:value-type="string" calcext:value-type="string">
            <text:p>https://www.sciencedirect.com/science/article/pii/S026800331000029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Victor, L Labey, P Wong, B Innocenti…</text:p>
          </table:table-cell>
          <table:table-cell office:value-type="string" calcext:value-type="string">
            <text:p>The influence of muscle load on tibiofemoral knee kinematics</text:p>
          </table:table-cell>
          <table:table-cell office:value-type="float" office:value="156" calcext:value-type="float">
            <text:p>1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10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<text:s/>Carpenter, J Brilhault, S Majumdar, MD Ries</text:p>
          </table:table-cell>
          <table:table-cell office:value-type="string" calcext:value-type="string">
            <text:p>Magnetic resonance imaging of in vivo patellofemoral kinematics after total knee arthroplasty</text:p>
          </table:table-cell>
          <table:table-cell office:value-type="float" office:value="39" calcext:value-type="float">
            <text:p>3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The Knee</text:p>
          </table:table-cell>
          <table:table-cell office:value-type="string" calcext:value-type="string">
            <text:p>https://www.sciencedirect.com/science/article/pii/S09680160080024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Hamai, T Moro‐oka, H Miura…</text:p>
          </table:table-cell>
          <table:table-cell office:value-type="string" calcext:value-type="string">
            <text:p>Knee kinematics in medial osteoarthritis during in vivo weight‐bearing activities</text:p>
          </table:table-cell>
          <table:table-cell office:value-type="float" office:value="122" calcext:value-type="float">
            <text:p>12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092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<text:s/>Carpenter, S Majumdar, CB Ma</text:p>
          </table:table-cell>
          <table:table-cell office:value-type="string" calcext:value-type="string">
            <text:p>Magnetic resonance imaging of 3-dimensional in vivo tibiofemoral kinematics in anterior cruciate ligament–reconstructed knees</text:p>
          </table:table-cell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… The Journal of Arthroscopic &amp; Related …</text:p>
          </table:table-cell>
          <table:table-cell office:value-type="string" calcext:value-type="string">
            <text:p>https://www.sciencedirect.com/science/article/pii/S074980630900079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Hemmerich, W van der Merwe, CL Vaughan</text:p>
          </table:table-cell>
          <table:table-cell office:value-type="string" calcext:value-type="string">
            <text:p>Measuring three-dimensional knee kinematics under torsional loading</text:p>
          </table:table-cell>
          <table:table-cell office:value-type="float" office:value="19" calcext:value-type="float">
            <text:p>19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080052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Draper, TF Besier, JM Santos…</text:p>
          </table:table-cell>
          <table:table-cell office:value-type="string" calcext:value-type="string">
            <text:p>Using real‐time MRI to quantify altered joint kinematics in subjects with patellofemoral pain and to evaluate the effects of a patellar brace or sleeve on joint motion</text:p>
          </table:table-cell>
          <table:table-cell office:value-type="float" office:value="207" calcext:value-type="float">
            <text:p>20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079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<text:s/>Carpenter, SJ Shefelbine, J Lozano…</text:p>
          </table:table-cell>
          <table:table-cell office:value-type="string" calcext:value-type="string">
            <text:p>A new device for measuring knee rotational kinematics using magnetic resonance imaging</text:p>
          </table:table-cell>
          <table:table-cell office:value-type="float" office:value="16" calcext:value-type="float">
            <text:p>1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asmedigitalcollection.asme.org</text:p>
          </table:table-cell>
          <table:table-cell/>
          <table:table-cell office:value-type="string" calcext:value-type="string">
            <text:p>https://asmedigitalcollection.asme.org/medicaldevices/article-abstract/2/4/044501/4317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oro‐oka, S Hamai, H Miura…</text:p>
          </table:table-cell>
          <table:table-cell office:value-type="string" calcext:value-type="string">
            <text:p>Dynamic activity dependence of in vivo normal knee kinematics</text:p>
          </table:table-cell>
          <table:table-cell office:value-type="float" office:value="215" calcext:value-type="float">
            <text:p>215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048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<text:s/>Draper, JM Santos, LC Kourtis…</text:p>
          </table:table-cell>
          <table:table-cell office:value-type="string" calcext:value-type="string">
            <text:p>Feasibility of using real‐time MRI to measure joint kinematics in 1.5 T and open‐bore 0.5 T systems</text:p>
          </table:table-cell>
          <table:table-cell office:value-type="float" office:value="59" calcext:value-type="float">
            <text:p>5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… Resonance Imaging …</text:p>
          </table:table-cell>
          <table:table-cell office:value-type="string" calcext:value-type="string">
            <text:p>https://onlinelibrary.wiley.com/doi/abs/10.1002/jmri.214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Seisler, FT Sheehan</text:p>
          </table:table-cell>
          <table:table-cell office:value-type="string" calcext:value-type="string">
            <text:p>Normative Three-Dimensional Patellofemoral and Tibiofemoral Kinematics: A Dynamic, in Vivo Study</text:p>
          </table:table-cell>
          <table:table-cell office:value-type="float" office:value="88" calcext:value-type="float">
            <text:p>8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ieeexplore.ieee.org</text:p>
          </table:table-cell>
          <table:table-cell office:value-type="string" calcext:value-type="string">
            <text:p><text:s/>IEEE Transactions on biomedical …</text:p>
          </table:table-cell>
          <table:table-cell office:value-type="string" calcext:value-type="string">
            <text:p>https://ieeexplore.ieee.org/abstract/document/4237348/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Barrance, GN Williams…</text:p>
          </table:table-cell>
          <table:table-cell office:value-type="string" calcext:value-type="string">
            <text:p>Do ACL-injured copers exhibit differences in knee kinematics?: An MRI study</text:p>
          </table:table-cell>
          <table:table-cell office:value-type="float" office:value="39" calcext:value-type="float">
            <text:p>3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journals.lww.com</text:p>
          </table:table-cell>
          <table:table-cell office:value-type="string" calcext:value-type="string">
            <text:p><text:s/>Clinical Orthopaedics …</text:p>
          </table:table-cell>
          <table:table-cell office:value-type="string" calcext:value-type="string">
            <text:p>https://journals.lww.com/clinorthop/fulltext/2007/01000/do_acl_injured_copers_exhibit_differences_in_knee.14.aspx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Sheehan, AR Seisler…</text:p>
          </table:table-cell>
          <table:table-cell office:value-type="string" calcext:value-type="string">
            <text:p>In vivo talocrural and subtalar kinematics: a non-invasive 3D dynamic MRI study</text:p>
          </table:table-cell>
          <table:table-cell office:value-type="float" office:value="80" calcext:value-type="float">
            <text:p>8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Foot &amp; ankle …</text:p>
          </table:table-cell>
          <table:table-cell office:value-type="string" calcext:value-type="string">
            <text:p>https://journals.sagepub.com/doi/abs/10.3113/FAI.2007.03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Tashman, P Kolowich, D Collon…</text:p>
          </table:table-cell>
          <table:table-cell office:value-type="string" calcext:value-type="string">
            <text:p>Dynamic function of the ACL-reconstructed knee during running</text:p>
          </table:table-cell>
          <table:table-cell office:value-type="float" office:value="407" calcext:value-type="float">
            <text:p>40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journals.lww.com</text:p>
          </table:table-cell>
          <table:table-cell office:value-type="string" calcext:value-type="string">
            <text:p><text:s/>Clinical Orthopaedics …</text:p>
          </table:table-cell>
          <table:table-cell office:value-type="string" calcext:value-type="string">
            <text:p>https://journals.lww.com/clinorthop/fulltext/2007/01000/Dynamic_Function_of_the_ACL_reconstructed_Knee.13.aspx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<text:s/>Benoit, DK Ramsey, M Lamontagne…</text:p>
          </table:table-cell>
          <table:table-cell office:value-type="string" calcext:value-type="string">
            <text:p>In vivo knee kinematics during gait reveals new rotation profiles and smaller translations.</text:p>
          </table:table-cell>
          <table:table-cell office:value-type="float" office:value="104" calcext:value-type="float">
            <text:p>10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journals.lww.com</text:p>
          </table:table-cell>
          <table:table-cell office:value-type="string" calcext:value-type="string">
            <text:p>2007 …</text:p>
          </table:table-cell>
          <table:table-cell office:value-type="string" calcext:value-type="string">
            <text:p>https://journals.lww.com/corr/fulltext/2007/01000/in_vivo_knee_kinematics_during_gait_reveals_new.15.asp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<text:s/>Scarvell, PN Smith, KM Refshauge…</text:p>
          </table:table-cell>
          <table:table-cell office:value-type="string" calcext:value-type="string">
            <text:p>Does anterior cruciate ligament reconstruction restore normal knee kinematics?: A prospective MRI analysis over two years</text:p>
          </table:table-cell>
          <table:table-cell office:value-type="float" office:value="29" calcext:value-type="float">
            <text:p>2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boneandjoint.org.uk</text:p>
          </table:table-cell>
          <table:table-cell office:value-type="string" calcext:value-type="string">
            <text:p><text:s/>The Journal of Bone …</text:p>
          </table:table-cell>
          <table:table-cell office:value-type="string" calcext:value-type="string">
            <text:p>https://boneandjoint.org.uk/article/10.1302/0301-620x.88b3.167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Shefelbine, CB Ma, KY Lee…</text:p>
          </table:table-cell>
          <table:table-cell office:value-type="string" calcext:value-type="string">
            <text:p>MRI analysis of in vivo meniscal and tibiofemoral kinematics in ACL‐deficient and normal knees</text:p>
          </table:table-cell>
          <table:table-cell office:value-type="float" office:value="130" calcext:value-type="float">
            <text:p>13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013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Barrance, GN Williams…</text:p>
          </table:table-cell>
          <table:table-cell office:value-type="string" calcext:value-type="string">
            <text:p>Altered knee kinematics in ACL‐deficient non‐copers: a comparison using dynamic MRI</text:p>
          </table:table-cell>
          <table:table-cell office:value-type="float" office:value="88" calcext:value-type="float">
            <text:p>88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02/jor.2001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Ma, K Lee, MA Schrumpf, S Majumdar</text:p>
          </table:table-cell>
          <table:table-cell office:value-type="string" calcext:value-type="string">
            <text:p>Analysis of three-dimensional in vivo knee kinematics using dynamic magnetic resonance imaging</text:p>
          </table:table-cell>
          <table:table-cell office:value-type="float" office:value="9" calcext:value-type="float">
            <text:p>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Operative Techniques in …</text:p>
          </table:table-cell>
          <table:table-cell office:value-type="string" calcext:value-type="string">
            <text:p>https://www.sciencedirect.com/science/article/pii/S10486666040008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aari, L Carlsson, J Karlsson, J Kärrholm</text:p>
          </table:table-cell>
          <table:table-cell office:value-type="string" calcext:value-type="string">
            <text:p>Knee kinematics in medial arthrosis. Dynamic radiostereometry during active extension and weight-bearing</text:p>
          </table:table-cell>
          <table:table-cell office:value-type="float" office:value="78" calcext:value-type="float">
            <text:p>7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0400087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<text:s/>Scarvell, PN Smith, KM Refshauge…</text:p>
          </table:table-cell>
          <table:table-cell office:value-type="string" calcext:value-type="string">
            <text:p>Comparison of kinematics in the healthy and ACL injured knee using MRI</text:p>
          </table:table-cell>
          <table:table-cell office:value-type="float" office:value="83" calcext:value-type="float">
            <text:p>8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www.sciencedirect.com/science/article/pii/S00219290040008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<text:s/>Scarvell, PN Smith, KM Refshauge…</text:p>
          </table:table-cell>
          <table:table-cell office:value-type="string" calcext:value-type="string">
            <text:p>… between abnormal kinematics and degenerative change in knees of people with chronic anterior cruciate ligament deficiency: a magnetic resonance imaging study</text:p>
          </table:table-cell>
          <table:table-cell office:value-type="float" office:value="49" calcext:value-type="float">
            <text:p>4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Australian Journal of …</text:p>
          </table:table-cell>
          <table:table-cell office:value-type="string" calcext:value-type="string">
            <text:p>https://www.sciencedirect.com/science/article/pii/S00049514057000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<text:s/>Dennis, MR Mahfouz, RD Komistek, W Hoff</text:p>
          </table:table-cell>
          <table:table-cell office:value-type="string" calcext:value-type="string">
            <text:p>In vivo determination of normal and anterior cruciate ligament-deficient knee kinematics</text:p>
          </table:table-cell>
          <table:table-cell office:value-type="float" office:value="356" calcext:value-type="float">
            <text:p>35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0400082X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ohal, A Williams, P Wragg, D Hunt…</text:p>
          </table:table-cell>
          <table:table-cell office:value-type="string" calcext:value-type="string">
            <text:p>Tibio-femoral movement in the living knee. A study of weight bearing and non-weight bearing knee kinematics using 'interventional'MRI</text:p>
          </table:table-cell>
          <table:table-cell office:value-type="float" office:value="502" calcext:value-type="float">
            <text:p>50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0400085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Logan, A Williams, J Lavelle…</text:p>
          </table:table-cell>
          <table:table-cell office:value-type="string" calcext:value-type="string">
            <text:p>Tibiofemoral kinematics following successful anterior cruciate ligament reconstruction using dynamic multiple resonance imaging</text:p>
          </table:table-cell>
          <table:table-cell office:value-type="float" office:value="169" calcext:value-type="float">
            <text:p>16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American journal of …</text:p>
          </table:table-cell>
          <table:table-cell office:value-type="string" calcext:value-type="string">
            <text:p>https://journals.sagepub.com/doi/abs/10.1177/036354650326170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Patel, K Hall, M Ries, J Lotz…</text:p>
          </table:table-cell>
          <table:table-cell office:value-type="string" calcext:value-type="string">
            <text:p>A three‐dimensional MRI analysis of knee kinematics</text:p>
          </table:table-cell>
          <table:table-cell office:value-type="float" office:value="171" calcext:value-type="float">
            <text:p>17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Journal of …</text:p>
          </table:table-cell>
          <table:table-cell office:value-type="string" calcext:value-type="string">
            <text:p>https://onlinelibrary.wiley.com/doi/abs/10.1016/j.orthres.2003.08.0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Logan, E Dunstan, J Robinson…</text:p>
          </table:table-cell>
          <table:table-cell office:value-type="string" calcext:value-type="string">
            <text:p>Tibiofemoral kinematics of the anterior cruciate ligament (ACL)-deficient weightbearing, living knee employing vertical access open “interventional” multiple resonance …</text:p>
          </table:table-cell>
          <table:table-cell office:value-type="float" office:value="155" calcext:value-type="float">
            <text:p>15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journals.sagepub.com</text:p>
          </table:table-cell>
          <table:table-cell office:value-type="string" calcext:value-type="string">
            <text:p><text:s/>… American journal of …</text:p>
          </table:table-cell>
          <table:table-cell office:value-type="string" calcext:value-type="string">
            <text:p>https://journals.sagepub.com/doi/abs/10.1177/009539970325877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Rebmann, FT Sheehan</text:p>
          </table:table-cell>
          <table:table-cell office:value-type="string" calcext:value-type="string">
            <text:p>Precise 3D skeletal kinematics using fast phase contrast magnetic resonance imaging</text:p>
          </table:table-cell>
          <table:table-cell office:value-type="float" office:value="68" calcext:value-type="float">
            <text:p>6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… of Magnetic Resonance Imaging</text:p>
          </table:table-cell>
          <table:table-cell office:value-type="string" calcext:value-type="string">
            <text:p>https://onlinelibrary.wiley.com/doi/abs/10.1002/jmri.1025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Smith, KM Refshauge, JM Scarvell</text:p>
          </table:table-cell>
          <table:table-cell office:value-type="string" calcext:value-type="string">
            <text:p>Development of the concepts of knee kinematics</text:p>
          </table:table-cell>
          <table:table-cell office:value-type="float" office:value="137" calcext:value-type="float">
            <text:p>13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Archives of physical medicine and …</text:p>
          </table:table-cell>
          <table:table-cell office:value-type="string" calcext:value-type="string">
            <text:p>https://www.sciencedirect.com/science/article/pii/S00039993030028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<text:s/>Patel, K Hall, M Ries, C Lindsey, E Ozhinsky, Y Lu…</text:p>
          </table:table-cell>
          <table:table-cell office:value-type="string" calcext:value-type="string">
            <text:p>Magnetic resonance imaging of patellofemoral kinematics with weight-bearing</text:p>
          </table:table-cell>
          <table:table-cell office:value-type="float" office:value="110" calcext:value-type="float">
            <text:p>11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journals.lww.com</text:p>
          </table:table-cell>
          <table:table-cell office:value-type="string" calcext:value-type="string">
            <text:p><text:s/>JBJS</text:p>
          </table:table-cell>
          <table:table-cell office:value-type="string" calcext:value-type="string">
            <text:p>https://journals.lww.com/jbjsjournal/fulltext/2003/12000/magnetic_resonance_imaging_of_patellofemoral.21.aspx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Witonski</text:p>
          </table:table-cell>
          <table:table-cell office:value-type="string" calcext:value-type="string">
            <text:p>Dynamic magnetic resonance imaging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<text:s/>sportsmed.theclinics.com</text:p>
          </table:table-cell>
          <table:table-cell office:value-type="string" calcext:value-type="string">
            <text:p><text:s/>Clinics in sports medicine</text:p>
          </table:table-cell>
          <table:table-cell office:value-type="string" calcext:value-type="string">
            <text:p>https://www.sportsmed.theclinics.com/article/S0278-5919(02)00030-3/abstrac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<text:s/>McNally, SJ Ostlere, C Pal, A Phillips, H Reid…</text:p>
          </table:table-cell>
          <table:table-cell office:value-type="string" calcext:value-type="string">
            <text:p>Assessment of patellar maltracking using combined static and dynamic MRI</text:p>
          </table:table-cell>
          <table:table-cell office:value-type="float" office:value="137" calcext:value-type="float">
            <text:p>13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European …</text:p>
          </table:table-cell>
          <table:table-cell office:value-type="string" calcext:value-type="string">
            <text:p>https://link.springer.com/article/10.1007/s00330000035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Vedi, E Spouse, A Williams…</text:p>
          </table:table-cell>
          <table:table-cell office:value-type="string" calcext:value-type="string">
            <text:p>Meniscal movement: an in-vivo study using dynamic MRI</text:p>
          </table:table-cell>
          <table:table-cell office:value-type="float" office:value="548" calcext:value-type="float">
            <text:p>548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<text:s/>boneandjoint.org.uk</text:p>
          </table:table-cell>
          <table:table-cell office:value-type="string" calcext:value-type="string">
            <text:p><text:s/>The Journal of Bone …</text:p>
          </table:table-cell>
          <table:table-cell office:value-type="string" calcext:value-type="string">
            <text:p>https://boneandjoint.org.uk/article/10.1302/0301-620x.81b1.081003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WITOńSKI, B Góraj</text:p>
          </table:table-cell>
          <table:table-cell office:value-type="string" calcext:value-type="string">
            <text:p>Patellar motion analyzed by kinematic and dynamic axial magnetic resonance imaging in patients with anterior knee pain syndrome</text:p>
          </table:table-cell>
          <table:table-cell office:value-type="float" office:value="96" calcext:value-type="float">
            <text:p>96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Archives of orthopaedic and trauma surgery</text:p>
          </table:table-cell>
          <table:table-cell office:value-type="string" calcext:value-type="string">
            <text:p>https://link.springer.com/article/10.1007/s00402005035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Muhle, J Brossmann, M Heller</text:p>
          </table:table-cell>
          <table:table-cell office:value-type="string" calcext:value-type="string">
            <text:p>Kinematic CT and MR imaging of the patellofemoral joint</text:p>
          </table:table-cell>
          <table:table-cell office:value-type="float" office:value="121" calcext:value-type="float">
            <text:p>12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<text:s/>Springer</text:p>
          </table:table-cell>
          <table:table-cell office:value-type="string" calcext:value-type="string">
            <text:p><text:s/>European radiology</text:p>
          </table:table-cell>
          <table:table-cell office:value-type="string" calcext:value-type="string">
            <text:p>https://link.springer.com/article/10.1007/s00330005070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<text:s/>Powers, FG Shellock, M Pfaff</text:p>
          </table:table-cell>
          <table:table-cell office:value-type="string" calcext:value-type="string">
            <text:p>Quantification of patellar tracking using kinematic MRI</text:p>
          </table:table-cell>
          <table:table-cell office:value-type="float" office:value="157" calcext:value-type="float">
            <text:p>157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<text:s/>Wiley Online Library</text:p>
          </table:table-cell>
          <table:table-cell office:value-type="string" calcext:value-type="string">
            <text:p><text:s/>… of Magnetic Resonance …</text:p>
          </table:table-cell>
          <table:table-cell office:value-type="string" calcext:value-type="string">
            <text:p>https://onlinelibrary.wiley.com/doi/abs/10.1002/jmri.188008033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Sheehan, FE Zajac, JE Drace</text:p>
          </table:table-cell>
          <table:table-cell office:value-type="string" calcext:value-type="string">
            <text:p>Using cine phase contrast magnetic resonance imaging to non-invasively study in vivo knee dynamics</text:p>
          </table:table-cell>
          <table:table-cell office:value-type="float" office:value="155" calcext:value-type="float">
            <text:p>15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s/>Elsevier</text:p>
          </table:table-cell>
          <table:table-cell office:value-type="string" calcext:value-type="string">
            <text:p><text:s/>Journal of biomechanics</text:p>
          </table:table-cell>
          <table:table-cell office:value-type="string" calcext:value-type="string">
            <text:p>https://www.sciencedirect.com/science/article/pii/S002192909700109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<text:s/>Shellock</text:p>
          </table:table-cell>
          <table:table-cell office:value-type="string" calcext:value-type="string">
            <text:p>Kinematic MRI of the joint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.com</text:p>
          </table:table-cell>
          <table:table-cell/>
          <table:table-cell office:value-type="string" calcext:value-type="string">
            <text:p>https://www.thieme-connect.com/products/ejournals/html/10.1055/s-2008-1080134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1T14:53:48.979354051</dc:date>
    <meta:editing-duration>PT40S</meta:editing-duration>
    <meta:editing-cycles>1</meta:editing-cycles>
    <meta:document-statistic meta:table-count="1" meta:cell-count="907" meta:object-count="9"/>
    <meta:generator>LibreOffice/7.3.7.2$Linux_X86_64 LibreOffice_project/30$Build-2</meta:generator>
  </office:meta>
</office:document-meta>
</file>